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1b408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04062263074064328" text:style-name="L1">
        <text:list-item>
          <text:p text:style-name="P2">Escreva um programa capaz de calcular o fatorial de um número. Exemplo: fatorial de 5 é 5 x 4 x 3 x 2 x 1 = 120.RESPOSTA DISPONÍVEL EM: <text:a xlink:type="simple" xlink:href="http://www.youtube.com/watch?v=4IonibzEBxY" office:target-frame-name="_blank" xlink:show="new">http://www.youtube.com/watch?</text:a><text:a xlink:type="simple" xlink:href="http://www.youtube.com/watch?v=4IonibzEBxY" office:target-frame-name="_blank" xlink:show="new"><text:span text:style-name="T1">­</text:span></text:a><text:a xlink:type="simple" xlink:href="http://www.youtube.com/watch?v=4IonibzEBxY" office:target-frame-name="_blank" xlink:show="new">v=4IonibzEBxY</text:a>  </text:p>
        </text:list-item>
        <text:list-item>
          <text:p text:style-name="P2">Escreva um programa que peça que o usuário digite dois números INTEIROS. O seu programa deve verificar se o primeiro número é divisível pelo segundo e retornar na tela do usuário uma mensagem apropriada a verificação feita. RESPOSTA DISPONÍVEL EM: <text:a xlink:type="simple" xlink:href="http://l.facebook.com/l.php?u=http%3A%2F%2Fwww.youtube.com%2Fwatch%3Fv%3DUKrHWtGi7Zc%26feature%3Dyoutu.be&amp;h=iAQG9wMTp&amp;s=1" office:target-frame-name="_blank" xlink:show="new">http://www.youtube.com/watch?v=UKrHWtGi7Zc&amp;feature=youtu.be</text:a>  </text:p>
        </text:list-item>
        <text:list-item>
          <text:p text:style-name="P2">Escreva um programa que inverta as cifras de um número INTEIRO POSITIVO digitado pelo usuário. Exemplo: Se o usuário digitar 1234 o programa deve retornar na tela 4321.RESPOSTA DISPONÍVEL EM: <text:a xlink:type="simple" xlink:href="http://l.facebook.com/l.php?u=http%3A%2F%2Fwww.youtube.com%2Fwatch%3Fv%3DnipW-60w9KY&amp;h=CAQHieLjz&amp;s=1" office:target-frame-name="_blank" xlink:show="new">http://www.youtube.com/watch?v=nipW-60w9KY</text:a>  </text:p>
        </text:list-item>
        <text:list-item>
          <text:p text:style-name="P2">Crie um programa que que pede que o usuário digite 4 notas de 0 a 10 (tipo float) de 4 alunos e os valores deverão ser armazendos em uma matriz bidimensional. Faça a média das notas de cada aluno e armazene as 4 médias em um vetor. Por última coloque na tela do usuário uma mensagem informando a média de cada aluno. RESPOSTA DISPONÍVEL EM:   <text:a xlink:type="simple" xlink:href="http://www.youtube.com/watch?v=7oA8SBAOOAo" office:target-frame-name="_blank" xlink:show="new">http://www.youtube.com/watch?v=7oA8SBAOOAo</text:a>  </text:p>
        </text:list-item>
        <text:list-item>
          <text:p text:style-name="P2">Crie um programa que possui na função principal um vetor de tamanho 10 de número inteiros e defina diversos valores inteiros para o seu vetor de tamanho 10.  Crie uma função chamada ordemCrescente é capaz de ordenar os 10 valores do seu vetor em ordem crescente. Após a ordenação dos valores dê um printf para confirmar que os valores do vetor foram ordenados corretamente em ordem crescente.RESPOSTA DISPONÍVEL EM: <text:a xlink:type="simple" xlink:href="http://l.facebook.com/l.php?u=http%3A%2F%2Fwww.youtube.com%2Fwatch%3Fv%3DCbRYQ9fi4dQ&amp;h=HAQFpEeTK&amp;s=1" office:target-frame-name="_blank" xlink:show="new">http://www.youtube.com/watch?v=CbRYQ9fi4dQ</text:a>   </text:p>
        </text:list-item>
        <text:list-item>
          <text:p text:style-name="P1"> Crie um programa que possui uma função que recebe como argumento um vetor de tamanho 5 de tipo estrutura sendo que essa estrutura deve armazenar um determinado horário no formato hh:mm:ss, peça que o usuário digite 5 horários diversos que deverão ser armazendos no argumento recebido. Crie uma segunda função que receberá este msmo vetor estrutura mas dessa vez a função deverá apenas ler os valores armazendos no vetor estrtura mostrando uma mensagem apropriada.RESPOSTA DISPONÍVEL EM: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09:31:19.766742428</meta:creation-date>
    <dc:date>2015-09-14T10:39:17.052475865</dc:date>
    <meta:editing-duration>PT52M36S</meta:editing-duration>
    <meta:editing-cycles>1</meta:editing-cycles>
    <meta:document-statistic meta:table-count="0" meta:image-count="0" meta:object-count="0" meta:page-count="1" meta:paragraph-count="6" meta:word-count="320" meta:character-count="2074" meta:non-whitespace-character-count="1750"/>
    <meta:generator>LibreOffice/4.2.8.2$Linux_X86_64 LibreOffice_project/420m0$Build-2</meta:generator>
  </office:meta>
</office:document-meta>
</file>